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4262f" officeooo:paragraph-rsid="0004262f"/>
    </style:style>
    <style:style style:name="P2" style:family="paragraph" style:parent-style-name="Standard">
      <style:text-properties officeooo:rsid="0005d048" officeooo:paragraph-rsid="0005d048"/>
    </style:style>
    <style:style style:name="P3" style:family="paragraph" style:parent-style-name="Standard">
      <style:text-properties officeooo:rsid="0005d048" officeooo:paragraph-rsid="000a8d51"/>
    </style:style>
    <style:style style:name="P4" style:family="paragraph" style:parent-style-name="Standard">
      <style:text-properties fo:font-weight="bold" officeooo:rsid="0005d048" officeooo:paragraph-rsid="0005d048" style:font-weight-asian="bold" style:font-weight-complex="bold"/>
    </style:style>
    <style:style style:name="P5" style:family="paragraph" style:parent-style-name="Standard">
      <style:text-properties fo:font-weight="bold" officeooo:rsid="0005d048" officeooo:paragraph-rsid="0009d45e" style:font-weight-asian="bold" style:font-weight-complex="bold"/>
    </style:style>
    <style:style style:name="P6" style:family="paragraph" style:parent-style-name="Standard">
      <style:text-properties fo:font-weight="bold" officeooo:rsid="0005d048" officeooo:paragraph-rsid="00149cf5" style:font-weight-asian="bold" style:font-weight-complex="bold"/>
    </style:style>
    <style:style style:name="P7" style:family="paragraph" style:parent-style-name="Standard">
      <style:text-properties fo:font-weight="bold" officeooo:rsid="0004262f" officeooo:paragraph-rsid="0004262f" style:font-weight-asian="bold" style:font-weight-complex="bold"/>
    </style:style>
    <style:style style:name="P8" style:family="paragraph" style:parent-style-name="Standard">
      <style:text-properties officeooo:rsid="000a8d51" officeooo:paragraph-rsid="000a8d51"/>
    </style:style>
    <style:style style:name="P9" style:family="paragraph" style:parent-style-name="Standard">
      <style:text-properties officeooo:rsid="000c49d2" officeooo:paragraph-rsid="000c49d2"/>
    </style:style>
    <style:style style:name="T1" style:family="text">
      <style:text-properties officeooo:rsid="00075d70"/>
    </style:style>
    <style:style style:name="T2" style:family="text">
      <style:text-properties officeooo:rsid="00093546"/>
    </style:style>
    <style:style style:name="T3" style:family="text">
      <style:text-properties fo:color="#000000" style:font-name="Monospace" fo:font-size="10pt" style:font-size-asian="10pt" fo:background-color="#d4d4d4"/>
    </style:style>
    <style:style style:name="T4" style:family="text">
      <style:text-properties fo:color="#000000" style:font-name="Monospace" fo:font-size="10pt" officeooo:rsid="000d6238" style:font-size-asian="10pt" fo:background-color="#d4d4d4"/>
    </style:style>
    <style:style style:name="T5" style:family="text">
      <style:text-properties fo:color="#000000" style:font-name="Monospace" fo:font-size="10pt" officeooo:rsid="0010a66d" style:font-size-asian="10pt" fo:background-color="#d4d4d4"/>
    </style:style>
    <style:style style:name="T6" style:family="text">
      <style:text-properties fo:color="#000000" style:font-name="Monospace" fo:font-size="10pt" officeooo:rsid="00122aaf" style:font-size-asian="10pt" fo:background-color="#d4d4d4"/>
    </style:style>
    <style:style style:name="T7" style:family="text">
      <style:text-properties fo:color="#000000" style:font-name="Monospace" fo:font-size="10pt" officeooo:rsid="00149cf5" style:font-size-asian="10pt" fo:background-color="#d4d4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<text:span text:style-name="T1">i</text:span>gest contour <text:span text:style-name="T2">(log2)</text:span></text:p>
      <text:p text:style-name="P7"/>
      <text:p text:style-name="P1">totalNbTests : 340</text:p>
      <text:p text:style-name="P1"/>
      <text:p text:style-name="P1">nbTestsWithBall : 281</text:p>
      <text:p text:style-name="P1">nbTestsWithBallButNotFound : 49</text:p>
      <text:p text:style-name="P1">nbTestsWithNoBallButFound : 17</text:p>
      <text:p text:style-name="P1"/>
      <text:p text:style-name="P1">nbTreatedBallScores : 232</text:p>
      <text:p text:style-name="P1">nbScorePassed : 208</text:p>
      <text:p text:style-name="P1"/>
      <text:p text:style-name="P1">avgRadPrec : 0.125708</text:p>
      <text:p text:style-name="P1">avgCenterPrec : 0.606745</text:p>
      <text:p text:style-name="P1"/>
      <text:p text:style-name="P1">maxRadPrec : 4.52779</text:p>
      <text:p text:style-name="P1">maxCenterPrec : 8.6268</text:p>
      <text:p text:style-name="P1"/>
      <text:p text:style-name="P1"/>
      <text:p text:style-name="P1"/>
      <text:p text:style-name="P5">contour[0] <text:span text:style-name="T2">(log2)</text:span></text:p>
      <text:p text:style-name="P2"/>
      <text:p text:style-name="P2">totalNbTests : 340</text:p>
      <text:p text:style-name="P2"/>
      <text:p text:style-name="P2">nbTestsWithBall : 281</text:p>
      <text:p text:style-name="P2">nbTestsWithBallButNotFound : 49</text:p>
      <text:p text:style-name="P2">nbTestsWithNoBallButFound : 21</text:p>
      <text:p text:style-name="P2"/>
      <text:p text:style-name="P2">nbTreatedBallScores : 232</text:p>
      <text:p text:style-name="P2">nbScorePassed : 213</text:p>
      <text:p text:style-name="P2"/>
      <text:p text:style-name="P2">avgRadPrec : 0.0493622</text:p>
      <text:p text:style-name="P2">avgCenterPrec : 0.287657</text:p>
      <text:p text:style-name="P2"/>
      <text:p text:style-name="P2">maxRadPrec : 0.833821</text:p>
      <text:p text:style-name="P2">maxCenterPrec : 8.6327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????</text:p>
      <text:p text:style-name="P2"/>
      <text:p text:style-name="P8">totalNbTests : 340</text:p>
      <text:p text:style-name="P8"/>
      <text:p text:style-name="P8">nbTestsWithBall : 281</text:p>
      <text:p text:style-name="P8">nbTestsWithBallButNotFound : 51</text:p>
      <text:p text:style-name="P8">nbTestsWithNoBallButFound : 13</text:p>
      <text:p text:style-name="P8"/>
      <text:p text:style-name="P8">nbTreatedBallScores : 230</text:p>
      <text:p text:style-name="P8">nbScorePassed : 207</text:p>
      <text:p text:style-name="P8"/>
      <text:p text:style-name="P8">avgRadPrec : 0.102386</text:p>
      <text:p text:style-name="P8">avgCenterPrec : 0.553285</text:p>
      <text:p text:style-name="P8"/>
      <text:p text:style-name="P8">maxRadPrec : 2.69911</text:p>
      <text:p text:style-name="P8">maxCenterPrec : 8.6268</text:p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3">selectLargestContour : </text:span><text:span text:style-name="T4">opening </text:span><text:span text:style-name="T6">4</text:span><text:span text:style-name="T4"> closing </text:span><text:span text:style-name="T6">6</text:span><text:span text:style-name="T4">, otsu avg 70, bounding radius after </text:span><text:span text:style-name="T5">10 150</text:span></text:p>
      <text:p text:style-name="P2"/>
      <text:p text:style-name="P9"><text:tab/>RESULTS</text:p>
      <text:p text:style-name="P9"/>
      <text:p text:style-name="P9">totalNbTests : 340</text:p>
      <text:p text:style-name="P9"/>
      <text:p text:style-name="P9">nbTestsWithBall : 281</text:p>
      <text:p text:style-name="P9">nbTestsWithBallButNotFound : 53</text:p>
      <text:p text:style-name="P9">nbTestsWithNoBallButFound : 11</text:p>
      <text:p text:style-name="P9"/>
      <text:p text:style-name="P9">nbTreatedBallScores : 228</text:p>
      <text:p text:style-name="P9">nbScorePassed : 204</text:p>
      <text:p text:style-name="P9"/>
      <text:p text:style-name="P9">avgRadPrec : 0.0893121</text:p>
      <text:p text:style-name="P9">avgCenterPrec : 0.49143</text:p>
      <text:p text:style-name="P9"/>
      <text:p text:style-name="P9">maxRadPrec : 2.69911</text:p>
      <text:p text:style-name="P9">maxCenterPrec : 8.6268</text:p>
      <text:p text:style-name="P2"/>
      <text:p text:style-name="P2"/>
      <text:p text:style-name="P2"/>
      <text:p text:style-name="P2"/>
      <text:p text:style-name="P6"><text:span text:style-name="T3">selectLargestContour : </text:span><text:span text:style-name="T4">opening </text:span><text:span text:style-name="T6">4</text:span><text:span text:style-name="T4"> closing </text:span><text:span text:style-name="T6">6</text:span><text:span text:style-name="T4">, otsu avg </text:span><text:span text:style-name="T7">5</text:span><text:span text:style-name="T4">0, bounding radius after </text:span><text:span text:style-name="T5">10 150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VEN Alexis</meta:initial-creator>
    <meta:creation-date>2018-12-19T14:46:42.874924984</meta:creation-date>
    <dc:date>2018-12-19T16:08:40.789890205</dc:date>
    <dc:creator>JUVEN Alexis</dc:creator>
    <meta:editing-duration>PT1H21M54S</meta:editing-duration>
    <meta:editing-cycles>13</meta:editing-cycles>
    <meta:generator>LibreOffice/5.0.6.2$Linux_X86_64 LibreOffice_project/00$Build-2</meta:generator>
    <meta:document-statistic meta:table-count="0" meta:image-count="0" meta:object-count="0" meta:page-count="2" meta:paragraph-count="46" meta:word-count="155" meta:character-count="1147" meta:non-whitespace-character-count="1037"/>
  </office:meta>
</office:document-meta>
</file>